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text-underline-type="single" style:text-underline-style="solid" style:text-underline-width="auto" style:text-underline-mode="continuous" fo:language="fr" fo:country="FR"/>
    </style:style>
    <style:style style:name="P2" style:parent-style-name="Normal" style:family="paragraph">
      <style:text-properties style:text-underline-type="single" style:text-underline-style="solid" style:text-underline-width="auto" style:text-underline-mode="continuous" fo:language="fr" fo:country="FR"/>
    </style:style>
    <style:style style:name="P3" style:parent-style-name="Normal" style:family="paragraph">
      <style:text-properties style:text-underline-type="single" style:text-underline-style="solid" style:text-underline-width="auto" style:text-underline-mode="continuous" fo:language="fr" fo:country="FR"/>
    </style:style>
    <style:style style:name="P4" style:parent-style-name="Normal" style:family="paragraph">
      <style:text-properties fo:language="fr" fo:country="FR"/>
    </style:style>
    <style:style style:name="P5" style:parent-style-name="Normal" style:family="paragraph">
      <style:text-properties fo:language="fr" fo:country="FR"/>
    </style:style>
    <style:style style:name="P6" style:parent-style-name="Normal" style:family="paragraph">
      <style:text-properties fo:language="fr" fo:country="FR"/>
    </style:style>
    <style:style style:name="P7" style:parent-style-name="Normal" style:family="paragraph">
      <style:text-properties fo:language="fr" fo:country="FR"/>
    </style:style>
  </office:automatic-styles>
  <office:body>
    <office:text text:use-soft-page-breaks="true">
      <text:p text:style-name="P1">PPP :</text:p>
      <text:p text:style-name="P2">150 mots</text:p>
      <text:p text:style-name="P3">Posez une question -&gt; répondre à la fin</text:p>
      <text:p text:style-name="P4">Bonjour, si vous ne le savez pas<text:s/>Je suis<text:s/>un<text:s/>Handballeur, et je trouve que la section de vêtement<text:s/>et équipement<text:s/>du magasin dans les sports autre que<text:s/>le<text:s/>football est très réduit comme par exemple la section handball.</text:p>
      <text:p text:style-name="P5">En tant<text:s/>qu’Handballeur, mon objectif c’est de mettre le ballon dans le but<text:s/>J’y suis déterminée et pour y arriver<text:s/>j’utiliserai tous les moyens possibles pour atteindre mon objectif,<text:s/>donc si vous m’intégrez dans votre équipe je pense que nous pourrons améliorer les sections des sports moins populaire et oublié dans les magasins, et je pense qu’avec un bon esprit d’équipe nous pourrons allez loin. Je vous donne l’occasion, la balle est dans vos main, maintenant c’est à vous de choisir soit vous me mettez sur le banc de touche soit vous me prenez dans votre équipe.</text:p>
      <text:p text:style-name="P6"/>
      <text:p text:style-name="P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lorian Tran</meta:initial-creator>
    <dc:creator>Florian Tran</dc:creator>
    <meta:creation-date>2022-05-19T12:02:00Z</meta:creation-date>
    <dc:date>2022-06-06T22:24:00Z</dc:date>
    <meta:template xlink:href="Normal" xlink:type="simple"/>
    <meta:editing-cycles>11</meta:editing-cycles>
    <meta:editing-duration>PT0S</meta:editing-duration>
    <meta:document-statistic meta:page-count="1" meta:paragraph-count="1" meta:word-count="125" meta:character-count="839" meta:row-count="5" meta:non-whitespace-character-count="715"/>
  </office:meta>
</office:document-meta>
</file>